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4.8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cccc" fo:border="0.002cm solid #000000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cc00" fo:border="0.002cm solid #000000"/>
    </style:style>
    <style:style style:name="ce9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6600" fo:border="0.002cm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="0.018cm solid #000000"/>
    </style:style>
    <style:style style:name="ce13" style:family="table-cell" style:parent-style-name="Default">
      <style:table-cell-properties fo:border="0.018cm solid #000000"/>
      <style:text-properties fo:font-weight="bold" style:font-weight-asian="bold" style:font-weight-complex="bold"/>
    </style:style>
  </office:automatic-styles>
  <office:body>
    <office:spreadsheet>
      <table:table table:name="Wydatki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Moje wydatki</text:p>
          </table:table-cell>
          <table:table-cell office:value-type="string">
            <text:p>Jedzenie</text:p>
          </table:table-cell>
          <table:table-cell office:value-type="string">
            <text:p>Woda</text:p>
          </table:table-cell>
          <table:table-cell office:value-type="string">
            <text:p>Prąd</text:p>
          </table:table-cell>
          <table:table-cell office:value-type="string">
            <text:p>Ubrania</text:p>
          </table:table-cell>
          <table:table-cell office:value-type="string">
            <text:p>Hobby</text:p>
          </table:table-cell>
          <table:table-cell table:style-name="ce1" office:value-type="string">
            <text:p>Razem</text:p>
          </table:table-cell>
        </table:table-row>
        <table:table-row table:style-name="ro1">
          <table:table-cell office:value-type="string">
            <text:p>styczeń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>
            <text:p>400</text:p>
          </table:table-cell>
          <table:table-cell/>
          <table:table-cell table:number-columns-repeated="2" office:value-type="float" office:value="150">
            <text:p>15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400">
            <text:p>400</text:p>
          </table:table-cell>
          <table:table-cell/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">
            <text:p>32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00">
            <text:p>400</text:p>
          </table:table-cell>
          <table:table-cell/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390">
            <text:p>390</text:p>
          </table:table-cell>
          <table:table-cell/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5">
            <text:p>475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office:value-type="float" office:value="190">
            <text:p>19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table:style-name="ce1" office:value-type="string">
            <text:p>Razem</text:p>
          </table:table-cell>
          <table:table-cell table:number-columns-repeated="6"/>
        </table:table-row>
      </table:table>
      <table:table table:name="Temperatury" table:style-name="ta1" table:print="false">
        <table:table-column table:style-name="co2" table:default-cell-style-name="ce2"/>
        <table:table-column table:style-name="co3" table:number-columns-repeated="30" table:default-cell-style-name="ce3"/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</table:table-row>
        <table:table-row table:style-name="ro1">
          <table:table-cell office:value-type="string">
            <text:p>Godz. 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odz. 13.30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odz. 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</table:table>
      <table:table table:name="Opady" table:style-name="ta1" table:print="false"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3"/>
        <table:table-row table:style-name="ro1">
          <table:table-cell table:style-name="ce4"/>
          <table:table-cell table:style-name="ce5" office:value-type="string">
            <text:p>śnieg</text:p>
          </table:table-cell>
          <table:table-cell table:style-name="ce7" office:value-type="string">
            <text:p>deszcz</text:p>
          </table:table-cell>
          <table:table-cell table:style-name="ce9" office:value-type="string">
            <text:p>grad</text:p>
          </table:table-cell>
          <table:table-cell table:style-name="ce4" office:value-type="string">
            <text:p>RAZEM</text:p>
          </table:table-cell>
        </table:table-row>
        <table:table-row table:style-name="ro1">
          <table:table-cell office:value-type="string">
            <text:p>styczeń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uty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rze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kwiecień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aj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czerwiec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lipiec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ierpień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wrzesień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aździernik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listopa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grudzień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RAZEM</text:p>
          </table:table-cell>
          <table:table-cell table:number-columns-repeated="4"/>
        </table:table-row>
      </table:table>
      <table:table table:name="Głosowanie" table:style-name="ta1" table:print="false">
        <table:table-column table:style-name="co4" table:default-cell-style-name="ce12"/>
        <table:table-column table:style-name="co1" table:number-columns-repeated="7" table:default-cell-style-name="ce12"/>
        <table:table-row table:style-name="ro1">
          <table:table-cell table:style-name="ce11" office:value-type="string" table:number-columns-spanned="8" table:number-rows-spanned="1">
            <text:p>ODDANE GŁOSY</text:p>
          </table:table-cell>
          <table:covered-table-cell table:number-columns-repeated="7" table:style-name="Default"/>
        </table:table-row>
        <table:table-row table:style-name="ro1">
          <table:table-cell office:value-type="string">
            <text:p>Nazwisko i imię kandydata</text:p>
          </table:table-cell>
          <table:table-cell office:value-type="string">
            <text:p>Klasa 6a</text:p>
          </table:table-cell>
          <table:table-cell office:value-type="string">
            <text:p>Klasa 6b</text:p>
          </table:table-cell>
          <table:table-cell office:value-type="string">
            <text:p>Klasa 7a</text:p>
          </table:table-cell>
          <table:table-cell office:value-type="string">
            <text:p>Klasa 7b</text:p>
          </table:table-cell>
          <table:table-cell office:value-type="string">
            <text:p>Klasa 8a</text:p>
          </table:table-cell>
          <table:table-cell office:value-type="string">
            <text:p>Klasa 8b</text:p>
          </table:table-cell>
          <table:table-cell table:style-name="ce13" office:value-type="string">
            <text:p>RAZEM</text:p>
          </table:table-cell>
        </table:table-row>
        <table:table-row table:style-name="ro1">
          <table:table-cell office:value-type="string">
            <text:p>Donica Mariusz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3:.G3])" office:value-type="float" office:value="50">
            <text:p>50</text:p>
          </table:table-cell>
        </table:table-row>
        <table:table-row table:style-name="ro1">
          <table:table-cell office:value-type="string">
            <text:p>Kwiatkowska Eliz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4:.G4])" office:value-type="float" office:value="39">
            <text:p>39</text:p>
          </table:table-cell>
        </table:table-row>
        <table:table-row table:style-name="ro1">
          <table:table-cell office:value-type="string">
            <text:p>Leśna Bożena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5:.G5])" office:value-type="float" office:value="4">
            <text:p>4</text:p>
          </table:table-cell>
        </table:table-row>
        <table:table-row table:style-name="ro1">
          <table:table-cell office:value-type="string">
            <text:p>Malinowski J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6:.G6])" office:value-type="float" office:value="9">
            <text:p>9</text:p>
          </table:table-cell>
        </table:table-row>
        <table:table-row table:style-name="ro1">
          <table:table-cell office:value-type="string">
            <text:p>Polny Jerzy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.B7:.G7])" office:value-type="float" office:value="45">
            <text:p>45</text:p>
          </table:table-cell>
        </table:table-row>
        <table:table-row table:style-name="ro1">
          <table:table-cell table:style-name="ce13" office:value-type="string">
            <text:p>RAZEM</text:p>
          </table:table-cell>
          <table:table-cell table:formula="of:=SUM([.B3:.B7])" office:value-type="float" office:value="23">
            <text:p>23</text:p>
          </table:table-cell>
          <table:table-cell table:formula="of:=SUM([.C3:.C7])" office:value-type="float" office:value="25">
            <text:p>25</text:p>
          </table:table-cell>
          <table:table-cell table:formula="of:=SUM([.D3:.D7])" office:value-type="float" office:value="25">
            <text:p>25</text:p>
          </table:table-cell>
          <table:table-cell table:formula="of:=SUM([.E3:.E7])" office:value-type="float" office:value="25">
            <text:p>25</text:p>
          </table:table-cell>
          <table:table-cell table:formula="of:=SUM([.F3:.F7])" office:value-type="float" office:value="25">
            <text:p>25</text:p>
          </table:table-cell>
          <table:table-cell table:formula="of:=SUM([.G3:.G7])" office:value-type="float" office:value="24">
            <text:p>24</text:p>
          </table:table-cell>
          <table:table-cell table:formula="of:=SUM([.H3:.H7])" office:value-type="float" office:value="147">
            <text:p>1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3.05.2022</text:date>, <text:time>18:08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o byko</meta:initial-creator>
    <meta:creation-date>2022-05-02T14:41:02.28</meta:creation-date>
    <dc:date>2022-05-03T18:08:32.02</dc:date>
    <dc:creator>daro byko</dc:creator>
    <meta:editing-duration>PT48M50S</meta:editing-duration>
    <meta:editing-cycles>3</meta:editing-cycles>
    <meta:generator>OpenOffice/4.1.11$Win32 OpenOffice.org_project/4111m1$Build-9808</meta:generator>
    <meta:document-statistic meta:table-count="4" meta:cell-count="279" meta:object-count="0"/>
  </office:meta>
</office:document-meta>
</file>